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Georgia" svg:font-family="Georgia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7.594cm"/>
    </style:style>
    <style:style style:name="Tabla2.B" style:family="table-column">
      <style:table-column-properties style:column-width="9.419cm"/>
    </style:style>
    <style:style style:name="Tabla2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a2.B1" style:family="table-cell">
      <style:table-cell-properties fo:background-color="transparent" fo:padding="0.097cm" fo:border="0.05pt dotted #000000">
        <style:background-image/>
      </style:table-cell-properties>
    </style:style>
    <style:style style:name="Tabla2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a2.B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7.488cm"/>
    </style:style>
    <style:style style:name="Tabla1.B" style:family="table-column">
      <style:table-column-properties style:column-width="9.525cm"/>
    </style:style>
    <style:style style:name="Tabla1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la1.B1" style:family="table-cell">
      <style:table-cell-properties fo:padding="0.097cm" fo:border="0.05pt dotted #000000"/>
    </style:style>
    <style:style style:name="Tabla1.A2" style:family="table-cell">
      <style:table-cell-properties fo:padding="0.097cm" fo:border-left="0.05pt dotted #000000" fo:border-right="none" fo:border-top="none" fo:border-bottom="0.05pt dotted #000000"/>
    </style:style>
    <style:style style:name="Tabla1.B2" style:family="table-cell">
      <style:table-cell-properties fo:padding="0.097cm" fo:border-left="0.05pt dotted #000000" fo:border-right="0.05pt dotted #000000" fo:border-top="none" fo:border-bottom="0.05pt dotted #000000"/>
    </style:style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fo:color="#280099" style:font-name="Georgia" fo:font-weight="bold" style:font-weight-asian="bold" style:font-weight-complex="bold"/>
    </style:style>
    <style:style style:name="P3" style:family="paragraph" style:parent-style-name="Standard">
      <style:text-properties fo:color="#333333" style:font-name="Georgia" fo:font-weight="bold" style:font-weight-asian="bold" style:font-weight-complex="bold"/>
    </style:style>
    <style:style style:name="P4" style:family="paragraph" style:parent-style-name="Table_20_Contents">
      <style:text-properties style:font-name="Georgia"/>
    </style:style>
    <style:style style:name="P5" style:family="paragraph" style:parent-style-name="Table_20_Contents">
      <style:text-properties style:font-name="Georgia" fo:font-size="10pt" style:font-size-asian="10pt" style:font-size-complex="10pt"/>
    </style:style>
    <style:style style:name="P6" style:family="paragraph" style:parent-style-name="Table_20_Contents">
      <style:text-properties style:font-name="Georgia" officeooo:rsid="001a6651" officeooo:paragraph-rsid="001a6651"/>
    </style:style>
    <style:style style:name="P7" style:family="paragraph" style:parent-style-name="Table_20_Contents">
      <style:text-properties style:font-name="Georgia" officeooo:rsid="001a6651" officeooo:paragraph-rsid="001b183a"/>
    </style:style>
    <style:style style:name="P8" style:family="paragraph" style:parent-style-name="Table_20_Contents">
      <style:text-properties style:font-name="Georgia" officeooo:rsid="001acca4" officeooo:paragraph-rsid="001acca4"/>
    </style:style>
    <style:style style:name="P9" style:family="paragraph" style:parent-style-name="Table_20_Contents">
      <style:text-properties style:font-name="Georgia" officeooo:rsid="001acca4" officeooo:paragraph-rsid="001b183a"/>
    </style:style>
    <style:style style:name="P10" style:family="paragraph" style:parent-style-name="Table_20_Contents">
      <style:text-properties style:font-name="Georgia" officeooo:rsid="001acca4" officeooo:paragraph-rsid="001f69e6"/>
    </style:style>
    <style:style style:name="P11" style:family="paragraph" style:parent-style-name="Table_20_Contents">
      <style:text-properties style:font-name="Georgia" officeooo:rsid="001c2c78" officeooo:paragraph-rsid="001c2c7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6651"/>
    </style:style>
    <style:style style:name="T3" style:family="text">
      <style:text-properties officeooo:rsid="001f69e6"/>
    </style:style>
    <style:style style:name="T4" style:family="text">
      <style:text-properties officeooo:rsid="0020f48a"/>
    </style:style>
    <style:style style:name="T5" style:family="text">
      <style:text-properties officeooo:rsid="00212f1c"/>
    </style:style>
    <style:style style:name="T6" style:family="text">
      <style:text-properties officeooo:rsid="00226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 I UT2</text:p>
      <text:p text:style-name="P1"/>
      <text:p text:style-name="P3">Ejer 2.20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/><text:span text:style-name="T1">estaVacia</text:span>, <text:s/>que indica si una urna está o no vacía</text:p>
          </table:table-cell>
          <table:table-cell table:style-name="Tabla2.B1" office:value-type="string">
            <text:p text:style-name="P6">private boolean estaVacia;</text:p>
          </table:table-cell>
        </table:table-row>
        <table:table-row>
          <table:table-cell table:style-name="Tabla2.A2" office:value-type="string">
            <text:p text:style-name="P5"><text:span text:style-name="T1">edad</text:span>, que indica la edad de una persona</text:p>
          </table:table-cell>
          <table:table-cell table:style-name="Tabla2.B2" office:value-type="string">
            <text:p text:style-name="P7">private Int edad;</text:p>
            <text:p text:style-name="P4"/>
          </table:table-cell>
        </table:table-row>
        <table:table-row>
          <table:table-cell table:style-name="Tabla2.A2" office:value-type="string">
            <text:p text:style-name="P5"><text:s/><text:span text:style-name="T1">facturaLuz</text:span> , que denota el importe de la factura de la luz</text:p>
          </table:table-cell>
          <table:table-cell table:style-name="Tabla2.B2" office:value-type="string">
            <text:p text:style-name="P7">private double facturaLuz;</text:p>
          </table:table-cell>
        </table:table-row>
        <table:table-row>
          <table:table-cell table:style-name="Tabla2.A2" office:value-type="string">
            <text:p text:style-name="P5"><text:span text:style-name="T2">Char</text:span> <text:span text:style-name="T1">estadoCivil</text:span> que indica el estado civil de una persona (‘S’ <text:s/>‘C’ <text:s/>‘V’ <text:s text:c="2"/>‘D’)</text:p>
          </table:table-cell>
          <table:table-cell table:style-name="Tabla2.B2" office:value-type="string">
            <text:p text:style-name="P6">private char estadoCivil ('S','C','V','D');</text:p>
          </table:table-cell>
        </table:table-row>
        <table:table-row>
          <table:table-cell table:style-name="Tabla2.A2" office:value-type="string">
            <text:p text:style-name="P5"><text:s/><text:span text:style-name="T1">nombreAsignatura</text:span> que indica el nombre de la asignatura que se está cursando</text:p>
          </table:table-cell>
          <table:table-cell table:style-name="Tabla2.B2" office:value-type="string">
            <text:p text:style-name="P7">private String nombreAsignatura;</text:p>
          </table:table-cell>
        </table:table-row>
        <table:table-row>
          <table:table-cell table:style-name="Tabla2.A2" office:value-type="string">
            <text:p text:style-name="P5"><text:s/><text:span text:style-name="T1">areaFigura</text:span> que indica el área de una determinada figura</text:p>
          </table:table-cell>
          <table:table-cell table:style-name="Tabla2.B2" office:value-type="string">
            <text:p text:style-name="P9">private double areaFigura;</text:p>
          </table:table-cell>
        </table:table-row>
        <table:table-row>
          <table:table-cell table:style-name="Tabla2.A2" office:value-type="string">
            <text:p text:style-name="P5"><text:s text:c="2"/><text:span text:style-name="T1">estaAprobado</text:span> <text:s/>que indica si un alumno ha aprobado o no cierta asignatura</text:p>
          </table:table-cell>
          <table:table-cell table:style-name="Tabla2.B2" office:value-type="string">
            <text:p text:style-name="P9">private boolean estaAprobado;</text:p>
          </table:table-cell>
        </table:table-row>
      </table:table>
      <text:p text:style-name="P1"/>
      <text:p text:style-name="P3">Ejer 2.21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text:s text:c="2"/>es distinto de 0</text:p>
          </table:table-cell>
          <table:table-cell table:style-name="Tabla1.B1" office:value-type="string">
            <text:p text:style-name="P4"/>
            <text:p text:style-name="P6">numero != 0</text:p>
          </table:table-cell>
        </table:table-row>
        <table:table-row>
          <table:table-cell table:style-name="Tabla1.A2" office:value-type="string">
            <text:p text:style-name="P4"><text:s text:c="2"/>es igual a 0</text:p>
          </table:table-cell>
          <table:table-cell table:style-name="Tabla1.B2" office:value-type="string">
            <text:p text:style-name="P4"/>
            <text:p text:style-name="P6">numero == 0</text:p>
          </table:table-cell>
        </table:table-row>
        <table:table-row>
          <table:table-cell table:style-name="Tabla1.A2" office:value-type="string">
            <text:p text:style-name="P4"><text:s text:c="2"/>está comprendido entre 1 y 100</text:p>
          </table:table-cell>
          <table:table-cell table:style-name="Tabla1.B2" office:value-type="string">
            <text:p text:style-name="P8"><text:span text:style-name="T3">numero &gt;=</text:span>1 <text:span text:style-name="T3">&amp;&amp; </text:span>numero &lt;= 100 </text:p>
            <text:p text:style-name="P4"/>
          </table:table-cell>
        </table:table-row>
        <table:table-row>
          <table:table-cell table:style-name="Tabla1.A2" office:value-type="string">
            <text:p text:style-name="P4"><text:s/>está entre 1 <text:s/>y 100 <text:s/>o es negativo</text:p>
          </table:table-cell>
          <table:table-cell table:style-name="Tabla1.B2" office:value-type="string">
            <text:p text:style-name="P4"/>
            <text:p text:style-name="P10"><text:span text:style-name="T3">numero &gt;=</text:span>1 <text:span text:style-name="T3">&amp;&amp; </text:span>numero &lt;= 100 <text:s/>|| numero &lt; 0</text:p>
          </table:table-cell>
        </table:table-row>
        <table:table-row>
          <table:table-cell table:style-name="Tabla1.A2" office:value-type="string">
            <text:p text:style-name="P4"><text:s/>es par </text:p>
          </table:table-cell>
          <table:table-cell table:style-name="Tabla1.B2" office:value-type="string">
            <text:p text:style-name="P4"/>
            <text:p text:style-name="P8">numero % 2 == 0</text:p>
          </table:table-cell>
        </table:table-row>
        <table:table-row>
          <table:table-cell table:style-name="Tabla1.A2" office:value-type="string">
            <text:p text:style-name="P4"><text:s/>es <text:s/>múltiplo de 4</text:p>
          </table:table-cell>
          <table:table-cell table:style-name="Tabla1.B2" office:value-type="string">
            <text:p text:style-name="P6">numero % 4 == 0</text:p>
            <text:p text:style-name="P4"/>
          </table:table-cell>
        </table:table-row>
        <table:table-row>
          <table:table-cell table:style-name="Tabla1.A2" office:value-type="string">
            <text:p text:style-name="P4"><text:s/>es múltiplo de 4 pero no de 100</text:p>
          </table:table-cell>
          <table:table-cell table:style-name="Tabla1.B2" office:value-type="string">
            <text:p text:style-name="P8">numero % 4 == 0 &amp;&amp; numero % 100 != 0</text:p>
            <text:p text:style-name="P4"/>
          </table:table-cell>
        </table:table-row>
        <table:table-row>
          <table:table-cell table:style-name="Tabla1.A2" office:value-type="string">
            <text:p text:style-name="P4"><text:s/>cierto si una persona es adulta</text:p>
          </table:table-cell>
          <table:table-cell table:style-name="Tabla1.B2" office:value-type="string">
            <text:p text:style-name="P8">edad &gt;= 18</text:p>
            <text:p text:style-name="P4"/>
          </table:table-cell>
        </table:table-row>
        <table:table-row>
          <table:table-cell table:style-name="Tabla1.A2" office:value-type="string">
            <text:p text:style-name="P4"><text:s/>cierto si <text:span text:style-name="T1">dia</text:span> <text:s/>suponiendo que corresponde al mes de enero, es correcto</text:p>
          </table:table-cell>
          <table:table-cell table:style-name="Tabla1.B2" office:value-type="string">
            <text:p text:style-name="P11"><text:span text:style-name="T5">dia &gt;= </text:span>1 <text:span text:style-name="T4">&amp;&amp;</text:span> dia &lt;=31</text:p>
          </table:table-cell>
        </table:table-row>
        <table:table-row>
          <table:table-cell table:style-name="Tabla1.A2" office:value-type="string">
            <text:p text:style-name="P4">cierto si <text:span text:style-name="T1">dia</text:span> <text:s/>suponiendo que corresponde al mes de abril, es incorrecto</text:p>
          </table:table-cell>
          <table:table-cell table:style-name="Tabla1.B2" office:value-type="string">
            <text:p text:style-name="P11"><text:span text:style-name="T5">dia &lt;90 &amp;&amp; d</text:span>ia <text:span text:style-name="T6">&gt;</text:span>120</text:p>
          </table:table-cell>
        </table:table-row>
        <table:table-row>
          <table:table-cell table:style-name="Tabla1.A2" office:value-type="string">
            <text:p text:style-name="P4"><text:s/>cierto si una persona ha aprobado un examen</text:p>
          </table:table-cell>
          <table:table-cell table:style-name="Tabla1.B2" office:value-type="string">
            <text:p text:style-name="P8">nota &gt;= 5</text:p>
          </table:table-cell>
        </table:table-row>
        <table:table-row>
          <table:table-cell table:style-name="Tabla1.A2" office:value-type="string">
            <text:p text:style-name="P4"><text:s/>cierto si una persona es soltera o casada</text:p>
          </table:table-cell>
          <table:table-cell table:style-name="Tabla1.B2" office:value-type="string">
            <text:p text:style-name="P4"/>
            <text:p text:style-name="P8">estadoCivil == 'S' || estadoCivil == 'C'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Georgia" svg:font-family="Georgia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8:57:41.63</meta:creation-date>
    <dc:date>2015-09-22T08:40:01.109000000</dc:date>
    <meta:editing-duration>PT58M33S</meta:editing-duration>
    <meta:editing-cycles>14</meta:editing-cycles>
    <meta:generator>LibreOffice/4.4.3.2$Windows_x86 LibreOffice_project/88805f81e9fe61362df02b9941de8e38a9b5fd16</meta:generator>
    <meta:document-statistic meta:table-count="2" meta:image-count="0" meta:object-count="0" meta:page-count="1" meta:paragraph-count="41" meta:word-count="255" meta:character-count="1341" meta:non-whitespace-character-count="1093"/>
  </office:meta>
</office:document-meta>
</file>